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30" calcext:value-type="date">
            <text:p>30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8-12" calcext:value-type="date">
            <text:p>12/08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9-02" calcext:value-type="date">
            <text:p>02/09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4]-[.F14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4])" office:value-type="float" office:value="630" calcext:value-type="float">
            <text:p>63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02:25.5859259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02:25.59534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09-17T09:02:50.357773500</dc:date>
    <dc:language>pt-PT</dc:language>
    <meta:editing-cycles>670</meta:editing-cycles>
    <meta:editing-duration>PT17H47M39S</meta:editing-duration>
    <meta:print-date>2022-11-01T14:15:55.225636878</meta:print-date>
    <meta:document-statistic meta:table-count="1" meta:cell-count="105" meta:object-count="0"/>
    <meta:user-defined meta:name="Info 0"/>
    <meta:user-defined meta:name="Info 1"/>
    <meta:user-defined meta:name="Info 2"/>
    <meta:user-defined meta:name="Info 3"/>
  </office:meta>
</office:document-meta>
</file>